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Impl.getAttachmen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Impl.setContent( Class &lt; T &gt; format , Object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Impl.getAttach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Impl.get( Class &lt; T &gt;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Impl.getTranspor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Impl.getContentForm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Impl.put( Class &lt; T &gt; key ,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Impl.getSoap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Impl.getContent( Class &lt; T &gt;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